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2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648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fo:min-height="0.789cm"/>
    </style:style>
    <style:style style:name="gr4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b2b2b2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111111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666666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eeeee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808080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36cm" fo:min-width="0.4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436cm" fo:min-width="1.35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36cm" fo:min-width="0.3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36cm" fo:min-width="1.31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788cm" fo:min-width="0.8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788cm" fo:min-width="1.95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436cm" fo:min-width="0.68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436cm" fo:min-width="2.07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436cm" fo:min-width="2.4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436cm" fo:min-width="1.3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436cm" fo:min-width="0.8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436cm" fo:min-width="1.21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436cm" fo:min-width="1.68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788cm" fo:min-width="0.88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788cm" fo:min-width="3.07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style:text-line-through-type="none" style:font-name="Nimbus Sans L2" fo:font-size="18pt" fo:font-style="normal" fo:text-shadow="none" style:text-underline-style="none" fo:font-weight="normal" style:text-underline-mode="continuous" style:text-overline-mode="continuous" style:text-line-through-mode="continuous" style:font-name-asian="Nimbus Sans L2" style:font-size-asian="18pt" style:font-name-complex="Nimbus Sans L2" style:font-size-complex="18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6.148cm" svg:height="1.038cm" svg:x="2.426cm" svg:y="0.334cm">
          <draw:text-box>
            <text:p>A2: Collaboration</text:p>
          </draw:text-box>
        </draw:frame>
        <draw:line draw:style-name="gr2" draw:text-style-name="P1" draw:layer="layout" svg:x1="1.843cm" svg:y1="1.517cm" svg:x2="19.158cm" svg:y2="1.517cm">
          <text:p/>
        </draw:line>
        <draw:frame draw:style-name="gr3" draw:layer="layout" svg:width="8.345cm" svg:height="1.039cm" svg:x="0cm" svg:y="16.961cm">
          <draw:text-box>
            <text:p>Combined M&amp;R Teachers</text:p>
          </draw:text-box>
        </draw:frame>
        <draw:path draw:style-name="gr4" draw:text-style-name="P1" xml:id="id2" draw:id="id2" draw:layer="layout" svg:width="0.567cm" svg:height="4.319cm" draw:transform="rotate (-0.104196156344062) translate (10.4790334153146cm 4.88640551224413cm)" svg:viewBox="0 0 568 4320" svg:d="M568 0v4320l-568-4283c188-25 378-37 568-37z">
          <text:p/>
        </draw:path>
        <draw:path draw:style-name="gr5" draw:text-style-name="P1" xml:id="id4" draw:id="id4" draw:layer="layout" svg:width="4.024cm" svg:height="4.282cm" draw:transform="rotate (-0.104196156344062) translate (7.03714952202042cm 4.56366854281741cm)" svg:viewBox="0 0 4025 4283" svg:d="M3457 0l568 4283-4025-1570c134-345 312-671 530-970 266-366 589-689 955-955 367-267 773-474 1205-614 249-81 506-139 767-174z">
          <draw:glue-point draw:id="4" svg:x="-0.455cm" svg:y="-3.713cm"/>
          <text:p/>
        </draw:path>
        <draw:path draw:style-name="gr6" draw:text-style-name="P1" xml:id="id8" draw:id="id8" draw:layer="layout" svg:width="4.317cm" svg:height="1.569cm" draw:transform="rotate (-0.104196156344062) translate (6.46361523584271cm 7.23118239378467cm)" svg:viewBox="0 0 4318 1570" svg:d="M293 0l4025 1570-4318-143c13-405 84-807 209-1192 26-80 54-158 84-235z">
          <draw:glue-point draw:id="4" svg:x="-4.567cm" svg:y="-1.818cm"/>
          <text:p/>
        </draw:path>
        <draw:path draw:style-name="gr7" draw:text-style-name="P1" xml:id="id10" draw:id="id10" draw:layer="layout" svg:width="4.319cm" svg:height="0.97cm" draw:transform="rotate (-0.104196156344062) translate (6.31277346453913cm 8.65003026533852cm)" svg:viewBox="0 0 4320 971" svg:d="M2 0l4318 143-4240 828c-63-320-89-645-78-971z">
          <text:p/>
        </draw:path>
        <draw:path draw:style-name="gr8" draw:text-style-name="P1" xml:id="id20" draw:id="id20" draw:layer="layout" svg:width="4.239cm" svg:height="3.214cm" draw:transform="rotate (-0.104196156344062) translate (6.37791337900169cm 8.80060607977041cm)" svg:viewBox="0 0 4240 3215" svg:d="M0 828l4240-828-2885 3215c-227-203-432-430-610-676-267-367-474-773-614-1205-54-166-98-335-131-506z">
          <draw:glue-point draw:id="4" svg:x="-4.25cm" svg:y="0.859cm"/>
          <text:p/>
        </draw:path>
        <draw:path draw:style-name="gr9" draw:text-style-name="P1" xml:id="id17" draw:id="id17" draw:layer="layout" svg:width="2.884cm" svg:height="4.283cm" draw:transform="rotate (-0.104196156344062) translate (7.7254802947745cm 8.94152773020619cm)" svg:viewBox="0 0 2885 4284" svg:d="M0 3215l2885-3215-555 4284c-265-35-526-93-780-176-432-140-838-347-1205-614-120-87-235-180-345-279z">
          <draw:glue-point draw:id="4" svg:x="-1.891cm" svg:y="3.76cm"/>
          <text:p/>
        </draw:path>
        <draw:path draw:style-name="gr5" draw:text-style-name="P1" xml:id="id5" draw:id="id5" draw:layer="layout" svg:width="3.315cm" svg:height="4.319cm" draw:transform="rotate (-0.104196156344062) translate (10.0426986813063cm 9.18385056822491cm)" svg:viewBox="0 0 3316 4320" svg:d="M0 4284l555-4284 2761 3321c-72 60-146 118-222 173-367 267-773 474-1205 614-431 140-881 212-1335 212-185 0-370-12-554-36z">
          <draw:glue-point draw:id="4" svg:x="0.576cm" svg:y="4.76cm"/>
          <draw:glue-point draw:id="5" svg:x="-0.618cm" svg:y="4.945cm"/>
          <text:p/>
        </draw:path>
        <draw:path draw:style-name="gr10" draw:text-style-name="P1" xml:id="id11" draw:id="id11" draw:layer="layout" svg:width="3.967cm" svg:height="3.32cm" draw:transform="rotate (-0.104196156344062) translate (10.5946541338922cm 9.24157124423365cm)" svg:viewBox="0 0 3968 3321" svg:d="M2761 3321l-2761-3321 3968 1707c-127 294-286 573-474 832-210 290-457 553-733 782z">
          <draw:glue-point draw:id="4" svg:x="3.736cm" svg:y="2.772cm"/>
          <text:p/>
        </draw:path>
        <draw:path draw:style-name="gr8" draw:text-style-name="P1" xml:id="id13" draw:id="id13" draw:layer="layout" svg:width="4.319cm" svg:height="2.173cm" draw:transform="rotate (-0.104196156344062) translate (10.6432203415944cm 8.77715563086598cm)" svg:viewBox="0 0 4320 2174" svg:d="M3968 2174l-3968-1707 4294-467c17 155 26 311 26 467 0 453-72 903-212 1334-41 127-88 251-140 373z">
          <draw:glue-point draw:id="4" svg:x="4.781cm" svg:y="-0.587cm"/>
          <text:p/>
        </draw:path>
        <draw:path draw:style-name="gr9" draw:text-style-name="P1" xml:id="id15" draw:id="id15" draw:layer="layout" svg:width="4.293cm" svg:height="4.319cm" draw:transform="rotate (-0.104196156344062) translate (11.0439175541773cm 4.94547820408732cm)" svg:viewBox="0 0 4294 4320" svg:d="M4294 3853l-4294 467v-4320c453 0 903 71 1334 211 432 140 838 347 1205 614 366 266 689 589 955 955 267 367 474 773 614 1205 92 282 154 573 186 868z">
          <draw:glue-point draw:id="4" svg:x="2.468cm" svg:y="-1.577cm"/>
          <text:p/>
        </draw:path>
        <draw:g xml:id="id1" draw:id="id1">
          <draw:frame draw:style-name="gr11" draw:text-style-name="P2" draw:layer="layout" svg:width="0.883cm" svg:height="0.788cm" svg:x="10.629cm" svg:y="3.448cm">
            <draw:text-box>
              <text:p text:style-name="P2">2.1</text:p>
            </draw:text-box>
          </draw:frame>
          <draw:frame draw:style-name="gr12" draw:text-style-name="P2" draw:layer="layout" svg:width="2.432cm" svg:height="0.788cm" svg:x="9.863cm" svg:y="2.86cm">
            <draw:text-box>
              <text:p text:style-name="P2">Monitors</text:p>
            </draw:text-box>
          </draw:frame>
        </draw:g>
        <draw:g xml:id="id3" draw:id="id3">
          <draw:frame draw:style-name="gr13" draw:text-style-name="P2" draw:layer="layout" svg:width="0.705cm" svg:height="0.788cm" svg:x="6.621cm" svg:y="3.966cm">
            <draw:text-box>
              <text:p text:style-name="P2">17</text:p>
            </draw:text-box>
          </draw:frame>
          <draw:frame draw:style-name="gr14" draw:text-style-name="P2" draw:layer="layout" svg:width="2.36cm" svg:height="0.788cm" svg:x="5.772cm" svg:y="3.372cm">
            <draw:text-box>
              <text:p text:style-name="P2">Combos</text:p>
            </draw:text-box>
          </draw:frame>
        </draw:g>
        <draw:g xml:id="id7" draw:id="id7">
          <draw:glue-point draw:id="4" svg:x="1.642cm" svg:y="-2.936cm"/>
          <draw:frame draw:style-name="gr15" draw:text-style-name="P2" draw:layer="layout" svg:width="0.883cm" svg:height="0.788cm" svg:x="3.325cm" svg:y="6.057cm">
            <draw:text-box>
              <text:p text:style-name="P2">5.4</text:p>
            </draw:text-box>
          </draw:frame>
          <draw:frame draw:style-name="gr16" draw:text-style-name="P2" draw:layer="layout" svg:width="1.953cm" svg:height="0.788cm" svg:x="2.628cm" svg:y="5.442cm">
            <draw:text-box>
              <text:p text:style-name="P2">Others</text:p>
            </draw:text-box>
          </draw:frame>
        </draw:g>
        <draw:g xml:id="id19" draw:id="id19">
          <draw:frame draw:style-name="gr17" draw:text-style-name="P2" draw:layer="layout" svg:width="1.234cm" svg:height="0.788cm" svg:x="2.672cm" svg:y="11.483cm">
            <draw:text-box>
              <text:p text:style-name="P2">10.3</text:p>
            </draw:text-box>
          </draw:frame>
          <draw:frame draw:style-name="gr18" draw:text-style-name="P2" draw:layer="layout" svg:width="3.736cm" svg:height="0.788cm" svg:x="1.439cm" svg:y="10.813cm">
            <draw:text-box>
              <text:p text:style-name="P2">Administrator</text:p>
            </draw:text-box>
          </draw:frame>
        </draw:g>
        <draw:g xml:id="id18" draw:id="id18">
          <draw:frame draw:style-name="gr11" draw:text-style-name="P2" draw:layer="layout" svg:width="0.883cm" svg:height="0.788cm" svg:x="4.113cm" svg:y="14.259cm">
            <draw:text-box>
              <text:p text:style-name="P2">9.6</text:p>
            </draw:text-box>
          </draw:frame>
          <draw:frame draw:style-name="gr19" draw:text-style-name="P2" draw:layer="layout" svg:width="4.409cm" svg:height="0.788cm" svg:x="2.205cm" svg:y="13.612cm">
            <draw:text-box>
              <text:p text:style-name="P2">Other Teachers</text:p>
            </draw:text-box>
          </draw:frame>
        </draw:g>
        <draw:g xml:id="id6" draw:id="id6">
          <draw:frame draw:style-name="gr17" draw:text-style-name="P2" draw:layer="layout" svg:width="1.234cm" svg:height="0.788cm" svg:x="12.054cm" svg:y="14.943cm">
            <draw:text-box>
              <text:p text:style-name="P2">13.1</text:p>
            </draw:text-box>
          </draw:frame>
          <draw:frame draw:style-name="gr20" draw:text-style-name="P2" draw:layer="layout" svg:width="2.504cm" svg:height="0.788cm" svg:x="11.409cm" svg:y="14.308cm">
            <draw:text-box>
              <text:p text:style-name="P2">Students</text:p>
            </draw:text-box>
          </draw:frame>
        </draw:g>
        <draw:g xml:id="id12" draw:id="id12">
          <draw:glue-point draw:id="4" svg:x="-4.996cm" svg:y="-3.415cm"/>
          <draw:frame draw:style-name="gr11" draw:text-style-name="P2" draw:layer="layout" svg:width="0.883cm" svg:height="0.788cm" svg:x="15.348cm" svg:y="13.383cm">
            <draw:text-box>
              <text:p text:style-name="P2">7.5</text:p>
            </draw:text-box>
          </draw:frame>
          <draw:frame draw:style-name="gr21" draw:text-style-name="P2" draw:layer="layout" svg:width="1.585cm" svg:height="0.788cm" svg:x="14.985cm" svg:y="12.786cm">
            <draw:text-box>
              <text:p text:style-name="P2">Aides</text:p>
            </draw:text-box>
          </draw:frame>
        </draw:g>
        <draw:g xml:id="id14" draw:id="id14">
          <draw:frame draw:style-name="gr11" draw:text-style-name="P2" draw:layer="layout" svg:width="0.883cm" svg:height="0.788cm" svg:x="17.101cm" svg:y="10.186cm">
            <draw:text-box>
              <text:p text:style-name="P2">8.2</text:p>
            </draw:text-box>
          </draw:frame>
          <draw:frame draw:style-name="gr22" draw:text-style-name="P2" draw:layer="layout" svg:width="2.186cm" svg:height="0.788cm" svg:x="16.475cm" svg:y="9.542cm">
            <draw:text-box>
              <text:p text:style-name="P2">Parents</text:p>
            </draw:text-box>
          </draw:frame>
        </draw:g>
        <draw:g xml:id="id16" draw:id="id16">
          <draw:frame draw:style-name="gr17" draw:text-style-name="P2" draw:layer="layout" svg:width="1.234cm" svg:height="0.788cm" svg:x="16.884cm" svg:y="5.614cm">
            <draw:text-box>
              <text:p text:style-name="P2">23.3</text:p>
            </draw:text-box>
            <draw:glue-point draw:id="4" svg:x="1.539cm" svg:y="0.532cm"/>
            <draw:glue-point draw:id="5" svg:x="2.398cm" svg:y="0.203cm"/>
            <draw:glue-point draw:id="6" svg:x="1.077cm" svg:y="4.619cm"/>
          </draw:frame>
          <draw:frame draw:style-name="gr23" draw:text-style-name="P2" draw:layer="layout" svg:width="3.029cm" svg:height="0.788cm" svg:x="15.959cm" svg:y="5cm">
            <draw:text-box>
              <text:p text:style-name="P2">Classroom</text:p>
            </draw:text-box>
          </draw:frame>
        </draw:g>
        <draw:connector draw:style-name="gr2" draw:text-style-name="P1" draw:layer="layout" draw:type="curve" svg:x1="11.079cm" svg:y1="4.236cm" svg:x2="10.759cm" svg:y2="4.922cm" draw:start-shape="id1" draw:start-glue-point="2" draw:end-shape="id2" draw:end-glue-point="0" svg:d="M11079 4236c0 495-320 152-320 686" svg:viewBox="0 0 321 687">
          <text:p/>
        </draw:connector>
        <draw:connector draw:style-name="gr2" draw:text-style-name="P1" draw:layer="layout" draw:type="curve" draw:line-skew="0.37cm" svg:x1="6.952cm" svg:y1="4.754cm" svg:x2="8.501cm" svg:y2="5.479cm" draw:start-shape="id3" draw:start-glue-point="2" draw:end-shape="id4" draw:end-glue-point="4" svg:d="M6952 4754c0 663 1549 301 1549 725" svg:viewBox="0 0 1550 726">
          <text:p/>
        </draw:connector>
        <draw:connector draw:style-name="gr2" draw:text-style-name="P1" draw:layer="layout" draw:type="curve" svg:x1="11.087cm" svg:y1="13.536cm" svg:x2="12.661cm" svg:y2="14.308cm" draw:start-shape="id5" draw:start-glue-point="5" draw:end-shape="id6" draw:end-glue-point="0" svg:d="M11087 13536c0 616 1574 231 1574 772" svg:viewBox="0 0 1575 773">
          <text:p/>
        </draw:connector>
        <draw:connector draw:style-name="gr2" draw:text-style-name="P1" draw:layer="layout" draw:type="curve" svg:x1="4.581cm" svg:y1="6.143cm" svg:x2="6.501cm" svg:y2="7.893cm" draw:start-shape="id7" draw:start-glue-point="1" draw:end-shape="id8" draw:end-glue-point="4" svg:d="M4581 6143c1282 0 323 1750 1920 1750" svg:viewBox="0 0 1921 1751">
          <text:p/>
        </draw:connector>
        <draw:g xml:id="id9" draw:id="id9">
          <draw:glue-point draw:id="4" svg:x="1.642cm" svg:y="-2.936cm"/>
          <draw:frame draw:style-name="gr24" draw:text-style-name="P2" draw:layer="layout" svg:width="0.883cm" svg:height="0.788cm" svg:x="2.827cm" svg:y="8.958cm">
            <draw:text-box>
              <text:p text:style-name="P2">3.6</text:p>
            </draw:text-box>
          </draw:frame>
          <draw:frame draw:style-name="gr25" draw:text-style-name="P2" draw:layer="layout" svg:width="3.075cm" svg:height="0.788cm" svg:x="1.729cm" svg:y="8.343cm">
            <draw:text-box>
              <text:p text:style-name="P2">Other Staff</text:p>
            </draw:text-box>
          </draw:frame>
        </draw:g>
        <draw:connector draw:style-name="gr2" draw:text-style-name="P1" draw:layer="layout" draw:type="curve" svg:x1="4.804cm" svg:y1="9.044cm" svg:x2="6.274cm" svg:y2="9.137cm" draw:start-shape="id9" draw:end-shape="id10" draw:end-glue-point="3" svg:d="M4804 9044c1084 0 350 93 1470 93" svg:viewBox="0 0 1471 94">
          <text:p/>
        </draw:connector>
        <draw:connector draw:style-name="gr2" draw:text-style-name="P1" draw:layer="layout" draw:type="curve" draw:line-skew="-0.335cm" svg:x1="13.886cm" svg:y1="12.03cm" svg:x2="14.986cm" svg:y2="13.006cm" draw:start-shape="id11" draw:start-glue-point="4" draw:end-shape="id12" draw:end-glue-point="4" svg:d="M13886 12030c699 0 149 976 1100 976" svg:viewBox="0 0 1101 977">
          <text:p/>
        </draw:connector>
        <draw:connector draw:style-name="gr2" draw:text-style-name="P1" draw:layer="layout" draw:type="curve" draw:line-skew="-0.253cm" svg:x1="14.818cm" svg:y1="10.164cm" svg:x2="16.475cm" svg:y2="10.258cm" draw:start-shape="id13" draw:start-glue-point="4" draw:end-shape="id14" svg:d="M14818 10164c954 0 126 94 1657 94" svg:viewBox="0 0 1658 95">
          <text:p/>
        </draw:connector>
        <draw:connector draw:style-name="gr2" draw:text-style-name="P1" draw:layer="layout" draw:type="curve" draw:line-skew="-0.988cm" svg:x1="13.819cm" svg:y1="6.416cm" svg:x2="15.959cm" svg:y2="5.701cm" draw:start-shape="id15" draw:start-glue-point="4" draw:end-shape="id16" draw:end-glue-point="3" svg:d="M13819 6416c963 0-107-715 2140-715" svg:viewBox="0 0 2141 716">
          <text:p/>
        </draw:connector>
        <draw:connector draw:style-name="gr2" draw:text-style-name="P1" draw:layer="layout" draw:type="curve" svg:x1="8.388cm" svg:y1="12.922cm" svg:x2="6.614cm" svg:y2="14.329cm" draw:start-shape="id17" draw:start-glue-point="4" draw:end-shape="id18" svg:d="M8388 12922c0 938-591 1407-1774 1407" svg:viewBox="0 0 1775 1408">
          <text:p/>
        </draw:connector>
        <draw:connector draw:style-name="gr2" draw:text-style-name="P1" draw:layer="layout" draw:type="curve" svg:x1="5.175cm" svg:y1="11.542cm" svg:x2="6.615cm" svg:y2="10.938cm" draw:start-shape="id19" draw:start-glue-point="1" draw:end-shape="id20" draw:end-glue-point="4" svg:d="M5175 11542c819 0 99-604 1440-604" svg:viewBox="0 0 1441 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2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rbert Reschke</meta:initial-creator>
    <meta:creation-date>2014-09-11T10:50:52.477177083</meta:creation-date>
    <dc:date>2014-09-12T18:55:37.095457906</dc:date>
    <dc:creator>Norbert Reschke</dc:creator>
    <meta:editing-duration>PT20M45S</meta:editing-duration>
    <meta:editing-cycles>5</meta:editing-cycles>
    <meta:generator>LibreOffice/4.3.1.2$Linux_X86_64 LibreOffice_project/430m0$Build-2</meta:generator>
    <meta:document-statistic meta:object-count="53"/>
  </office:meta>
</office:document-meta>
</file>